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style:font-name-complex="Lucida Grande"/>
    </style:style>
    <style:style style:name="P3" style:family="paragraph" style:parent-style-name="Standard">
      <style:paragraph-properties fo:orphans="0" fo:widows="0"/>
      <style:text-properties fo:color="#000000" style:font-name="Helvetica"/>
    </style:style>
    <style:style style:name="P4" style:family="paragraph" style:parent-style-name="Standard">
      <style:text-properties fo:color="#000000" style:font-name="Helvetica" style:font-name-complex="Lucida Grande"/>
    </style:style>
    <style:style style:name="P5" style:family="paragraph" style:parent-style-name="Standard">
      <style:paragraph-properties fo:orphans="0" fo:widows="0"/>
      <style:text-properties fo:color="#000000" style:font-name="Helvetica" style:font-name-complex="Lucida Grande"/>
    </style:style>
    <style:style style:name="P6" style:family="paragraph" style:parent-style-name="Standard">
      <style:paragraph-properties fo:orphans="0" fo:widows="0"/>
      <style:text-properties fo:color="#000000" style:font-name="Helvetica" fo:font-style="italic" style:font-style-asian="italic" style:font-name-complex="Lucida Grande"/>
    </style:style>
    <style:style style:name="P7" style:family="paragraph" style:parent-style-name="Standard">
      <style:text-properties fo:color="#000000" style:font-name="Helvetica" style:font-name-asian="Times New Roman" style:font-name-complex="Times New Roman"/>
    </style:style>
    <style:style style:name="P8" style:family="paragraph" style:parent-style-name="Standard">
      <style:paragraph-properties fo:orphans="0" fo:widows="0"/>
      <style:text-properties fo:color="#000000" style:font-name="Helvetica" style:font-name-asian="Times New Roman" style:font-name-complex="Times New Roman"/>
    </style:style>
    <style:style style:name="P9" style:family="paragraph" style:parent-style-name="Standard">
      <style:paragraph-properties fo:margin-left="0.5in" fo:margin-right="0in" fo:orphans="0" fo:widows="0" fo:text-indent="0in" style:auto-text-indent="false"/>
    </style:style>
    <style:style style:name="P10" style:family="paragraph" style:parent-style-name="List_20_Paragraph">
      <style:paragraph-properties fo:orphans="0" fo:widows="0"/>
    </style:style>
    <style:style style:name="P11" style:family="paragraph" style:parent-style-name="List_20_Paragraph">
      <style:text-properties style:font-name="Helvetica"/>
    </style:style>
    <style:style style:name="P12" style:family="paragraph" style:parent-style-name="List_20_Paragraph">
      <style:paragraph-properties fo:orphans="0" fo:widows="0"/>
      <style:text-properties fo:color="#000000" style:font-name="Helvetica" style:font-name-complex="Lucida Grande"/>
    </style:style>
    <style:style style:name="P13" style:family="paragraph" style:parent-style-name="List_20_Paragraph">
      <style:paragraph-properties fo:margin-left="0.5in" fo:margin-right="0in" fo:orphans="0" fo:widows="0" fo:text-indent="0.5in" style:auto-text-indent="false"/>
    </style:style>
    <style:style style:name="P14" style:family="paragraph" style:parent-style-name="List_20_Paragraph">
      <style:paragraph-properties fo:margin-left="0.5in" fo:margin-right="0in" fo:orphans="0" fo:widows="0" fo:text-indent="0.5in" style:auto-text-indent="false"/>
      <style:text-properties fo:color="#000000" style:font-name="Helvetica" style:font-name-complex="Lucida Grande"/>
    </style:style>
    <style:style style:name="P15" style:family="paragraph" style:parent-style-name="Standard" style:master-page-name="Standard">
      <style:paragraph-properties style:page-number="auto"/>
      <style:text-properties style:font-name="Helvetica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orphans="0" fo:widows="0" fo:text-indent="0.5in" style:auto-text-indent="false"/>
      <style:text-properties fo:color="#000000" style:font-name="Helvetica" fo:font-style="italic" style:font-style-asian="italic" style:font-name-complex="Lucida Grande"/>
    </style:style>
    <style:style style:name="P17" style:family="paragraph" style:parent-style-name="Standard">
      <style:paragraph-properties fo:margin-left="0in" fo:margin-right="0in" fo:text-indent="0.5in" style:auto-text-indent="false"/>
      <style:text-properties fo:color="#000000" style:font-name="Helvetica" style:font-name-complex="Lucida Grande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fo:color="#000000" style:font-name="Helvetica" fo:background-color="#ffff00" style:font-name-complex="Lucida Grande"/>
    </style:style>
    <style:style style:name="P19" style:family="paragraph" style:parent-style-name="Standard">
      <style:paragraph-properties fo:margin-left="0in" fo:margin-right="0in" fo:orphans="0" fo:widows="0" fo:text-indent="0.5in" style:auto-text-indent="false"/>
      <style:text-properties fo:color="#000000" style:font-name="Helvetica" fo:font-style="normal" fo:background-color="#ff0000" style:font-style-asian="normal" style:font-name-complex="Lucida Grande" style:font-style-complex="normal"/>
    </style:style>
    <style:style style:name="P20" style:family="paragraph" style:parent-style-name="Standard">
      <style:paragraph-properties fo:orphans="0" fo:widows="0"/>
      <style:text-properties fo:color="#000000" style:font-name="Helvetica" fo:font-size="14pt" style:text-underline-style="solid" style:text-underline-width="auto" style:text-underline-color="font-color" fo:font-weight="bold" style:font-size-asian="14pt" style:font-weight-asian="bold" style:font-name-complex="Lucida Grande" style:font-size-complex="14pt"/>
    </style:style>
    <style:style style:name="P21" style:family="paragraph" style:parent-style-name="Standard">
      <style:text-properties fo:color="#000000" style:font-name="Helvetica" fo:font-size="14pt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/>
    </style:style>
    <style:style style:name="P22" style:family="paragraph" style:parent-style-name="Standard">
      <style:text-properties fo:color="#000000" style:font-name="Helvetica" style:font-name-asian="Times New Roman" style:font-name-complex="Times New Roman"/>
    </style:style>
    <style:style style:name="P23" style:family="paragraph" style:parent-style-name="Standard">
      <style:text-properties fo:color="#000000" style:font-name="Helvetica" fo:font-style="italic" style:font-name-asian="Times New Roman" style:font-style-asian="italic" style:font-name-complex="Times New Roman"/>
    </style:style>
    <style:style style:name="P24" style:family="paragraph" style:parent-style-name="Standard">
      <style:paragraph-properties fo:margin-left="0.5in" fo:margin-right="0in" fo:orphans="0" fo:widows="0" fo:text-indent="0in" style:auto-text-indent="false"/>
      <style:text-properties fo:color="#000000" style:font-name="Helvetica" style:font-name-complex="Lucida Grande"/>
    </style:style>
    <style:style style:name="P25" style:family="paragraph" style:parent-style-name="List_20_Paragraph" style:list-style-name="WWNum1"/>
    <style:style style:name="P26" style:family="paragraph" style:parent-style-name="List_20_Paragraph">
      <style:text-properties fo:color="#000000" style:font-name="Helvetica"/>
    </style:style>
    <style:style style:name="P27" style:family="paragraph" style:parent-style-name="List_20_Paragraph">
      <style:paragraph-properties fo:orphans="0" fo:widows="0"/>
      <style:text-properties fo:color="#000000" style:font-name="Helvetica"/>
    </style:style>
    <style:style style:name="P28" style:family="paragraph" style:parent-style-name="List_20_Paragraph">
      <style:paragraph-properties fo:orphans="0" fo:widows="0"/>
      <style:text-properties fo:color="#000000" style:font-name="Helvetica" style:font-name-complex="Lucida Grande"/>
    </style:style>
    <style:style style:name="P29" style:family="paragraph" style:parent-style-name="List_20_Paragraph" style:list-style-name="WWNum3">
      <style:paragraph-properties fo:orphans="0" fo:widows="0"/>
      <style:text-properties fo:color="#000000" style:font-name="Helvetica" style:font-name-complex="Lucida Grande"/>
    </style:style>
    <style:style style:name="P30" style:family="paragraph" style:parent-style-name="List_20_Paragraph">
      <style:paragraph-properties fo:orphans="0" fo:widows="0"/>
      <style:text-properties fo:color="#000000" style:font-name="Helvetica" fo:font-style="italic" style:font-style-asian="italic" style:font-name-complex="Lucida Grande"/>
    </style:style>
    <style:style style:name="P31" style:family="paragraph" style:parent-style-name="List_20_Paragraph" style:list-style-name="WWNum1">
      <style:paragraph-properties fo:orphans="0" fo:widows="0"/>
      <style:text-properties fo:color="#000000" style:font-name="Helvetica" fo:font-style="italic" style:font-style-asian="italic" style:font-name-complex="Lucida Grande"/>
    </style:style>
    <style:style style:name="P32" style:family="paragraph" style:parent-style-name="List_20_Paragraph">
      <style:paragraph-properties fo:orphans="0" fo:widows="0"/>
      <style:text-properties fo:color="#000000" style:font-name="Helvetica" fo:background-color="#ff0000" style:font-name-complex="Lucida Grande"/>
    </style:style>
    <style:style style:name="P33" style:family="paragraph" style:parent-style-name="List_20_Paragraph">
      <style:text-properties style:font-name="Helvetica"/>
    </style:style>
    <style:style style:name="P34" style:family="paragraph" style:parent-style-name="List_20_Paragraph" style:list-style-name="WWNum1">
      <style:paragraph-properties fo:orphans="0" fo:widows="0"/>
    </style:style>
    <style:style style:name="P35" style:family="paragraph" style:parent-style-name="List_20_Paragraph">
      <style:paragraph-properties fo:margin-left="0.5in" fo:margin-right="0in" fo:orphans="0" fo:widows="0" fo:text-indent="0.5in" style:auto-text-indent="false"/>
      <style:text-properties fo:color="#000000" style:font-name="Helvetica" style:font-name-complex="Lucida Grande"/>
    </style:style>
    <style:style style:name="T1" style:family="text">
      <style:text-properties style:font-name="Helvetica" style:font-name-complex="Lucida Grande"/>
    </style:style>
    <style:style style:name="T2" style:family="text">
      <style:text-properties fo:color="#000000" style:font-name="Helvetica"/>
    </style:style>
    <style:style style:name="T3" style:family="text">
      <style:text-properties fo:color="#000000" style:font-name="Helvetica" style:font-name-complex="Lucida Grande"/>
    </style:style>
    <style:style style:name="T4" style:family="text">
      <style:text-properties fo:color="#000000" style:font-name="Helvetica" fo:font-weight="bold" style:font-weight-asian="bold" style:font-name-complex="Lucida Grande"/>
    </style:style>
    <style:style style:name="T5" style:family="text">
      <style:text-properties fo:color="#000000" style:font-name="Helvetica" fo:font-weight="bold" style:font-name-asian="Times New Roman" style:font-weight-asian="bold" style:font-name-complex="Times New Roman"/>
    </style:style>
    <style:style style:name="T6" style:family="text">
      <style:text-properties fo:color="#000000" style:font-name="Helvetica" fo:font-style="italic" style:font-style-asian="italic" style:font-name-complex="Lucida Grande"/>
    </style:style>
    <style:style style:name="T7" style:family="text">
      <style:text-properties fo:color="#000000" style:font-name="Helvetica" style:font-name-asian="Times New Roman" style:font-name-complex="Times New Roman"/>
    </style:style>
    <style:style style:name="T8" style:family="text">
      <style:text-properties fo:color="#000000" style:font-name="Helvetica" fo:background-color="#ff0000" style:font-name-complex="Lucida Grande"/>
    </style:style>
    <style:style style:name="T9" style:family="text">
      <style:text-properties fo:color="#000000" style:font-name="Helvetica" fo:background-color="#ff0000" style:font-name-asian="Times New Roman" style:font-name-complex="Times New Roman"/>
    </style:style>
    <style:style style:name="T10" style:family="text">
      <style:text-properties fo:color="#000000" style:font-name="Helvetica" fo:background-color="#ffff00" style:font-name-complex="Lucida Grande"/>
    </style:style>
    <style:style style:name="T11" style:family="text">
      <style:text-properties fo:color="#000000" style:text-line-through-style="solid" style:font-name="Helvetica" fo:background-color="#ffff00" style:font-name-complex="Lucida Gran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ORM data to be given to Kyle (10_09_2014):</text:p>
      <text:p text:style-name="P1"/>
      <text:list xml:id="list5324979311" text:style-name="WWNum1">
        <text:list-item>
          <text:p text:style-name="P25"><text:span text:style-name="T4">18_06_2014_HelaS_L_KD_SmchD1 </text:span><text:span text:style-name="T6">(External hard drive B)</text:span></text:p>
        </text:list-item>
      </text:list>
      <text:p text:style-name="P27">1 slide/condition, for each condition 15 pics</text:p>
      <text:p text:style-name="P26">conditions: pSuper (mock control), pLVP041 (sh1-SmchD1), pLVP042 (sh2-SmchD1) in Hela S (short) and Hela L (long)</text:p>
      <text:p text:style-name="P11">This is the same transfection and staining experiment as 19_06_2014,</text:p>
      <text:p text:style-name="P11"/>
      <text:list xml:id="list2065408351" text:continue-numbering="true" text:style-name="WWNum1">
        <text:list-item>
          <text:p text:style-name="P34"><text:span text:style-name="T4">19_06_2014_HelaS_L_KD_SmchD1 </text:span><text:span text:style-name="T6">(External hard drive B)</text:span></text:p>
        </text:list-item>
      </text:list>
      <text:p text:style-name="P27">1 slide/condition, for each condition 15 pics</text:p>
      <text:p text:style-name="P27">conditions: pSuper (mock control), pLVP041 (sh1-SmchD1), pLVP042 (sh2-SmchD1) in Hela S (short) and Hela L (long)</text:p>
      <text:p text:style-name="P3"/>
      <text:list xml:id="list1548841636" text:continue-numbering="true" text:style-name="WWNum1">
        <text:list-item>
          <text:p text:style-name="P34"><text:span text:style-name="T4">30_06_2014_HeLaS and L_SMCHD1_KD </text:span><text:span text:style-name="T6">(External hard drive B)</text:span></text:p>
        </text:list-item>
      </text:list>
      <text:p text:style-name="P27">2 slide/condition (same transfection), for each condition 15 pics</text:p>
      <text:p text:style-name="P27">conditions: pSuper (mock control), pLVP041 (sh1-SmchD1), pLVP042 (sh2-SmchD1) in Hela S (short) and Hela L (long)</text:p>
      <text:p text:style-name="P3"/>
      <text:list xml:id="list1301278482" text:continue-numbering="true" text:style-name="WWNum1">
        <text:list-item>
          <text:p text:style-name="P34"><text:span text:style-name="T4">11_08_2014_HelaS_L_TRF2_KD </text:span><text:span text:style-name="T6">(External hard drive C)</text:span></text:p>
        </text:list-item>
      </text:list>
      <text:p text:style-name="P10"><text:span text:style-name="T2">1 slide/condition, for each condition 15 pics</text:span><text:span text:style-name="T3"> </text:span></text:p>
      <text:p text:style-name="P10"><text:span text:style-name="T3">conditions: pSuper (mock control), </text:span><text:span text:style-name="T2">pLVP041 (sh1-SmchD1), pLVP042 (sh2-SmchD1),</text:span><text:span text:style-name="T3">TRF2-sh3 (TRF2 KD) in Hela S and Hela L.</text:span></text:p>
      <text:p text:style-name="P9"><text:span text:style-name="T3"></text:span><text:span text:style-name="T6">filtered molecule lists need to be analyzed (until now only unfiltered analyzed!)</text:span></text:p>
      <text:p text:style-name="P6"/>
      <text:list xml:id="list167291640" text:continue-numbering="true" text:style-name="WWNum1">
        <text:list-item>
          <text:p text:style-name="P34"><text:span text:style-name="T4">11_08_2014_HelaS_L_TRF2_KD_30000_frames</text:span><text:span text:style-name="T3"> (given on the 11.09)</text:span></text:p>
        </text:list-item>
      </text:list>
      <text:p text:style-name="P10"><text:span text:style-name="T2">1 slide/condition, for each condition 15 pics</text:span><text:span text:style-name="T3"> </text:span></text:p>
      <text:p text:style-name="P12">conditions: pSuper (mock control), TRF2-sh3 (TRF2 KD) in Hela S and Hela L.</text:p>
      <text:p text:style-name="P12">Here 30000 frames were taken instead of 10000 frames.</text:p>
      <text:p text:style-name="P12">Mol lists are not filtered and filtered.</text:p>
      <text:p text:style-name="P12">This is in part the same transfection experiment as: 11_08_2014_HelaS_L_TRF2_KD (here 10000 frames taken). </text:p>
      <text:p text:style-name="P16">analyze filtered molecule lists</text:p>
      <text:p text:style-name="P16"/>
      <text:p text:style-name="P19">Should this be August 20, 2014?</text:p>
      <text:p text:style-name="P3"/>
      <text:list xml:id="list36476195" text:continue-numbering="true" text:style-name="WWNum1">
        <text:list-item>
          <text:p text:style-name="P34"><text:span text:style-name="T4">13_08_2014_HelaS_L_TRF2_KD </text:span><text:span text:style-name="T6">(External hard drive B)</text:span></text:p>
        </text:list-item>
      </text:list>
      <text:p text:style-name="P10"><text:span text:style-name="T2">1 slide/condition, for each condition 15 pics</text:span><text:span text:style-name="T3"> </text:span></text:p>
      <text:p text:style-name="P10"><text:span text:style-name="T3">conditions: pSuper (mock control), </text:span><text:span text:style-name="T2">pLVP041 (sh1-SmchD1), pLVP042 (sh2-SmchD1),</text:span><text:span text:style-name="T3">TRF2-sh3 (TRF2 KD) in Hela S and Hela L.</text:span></text:p>
      <text:p text:style-name="P10"><text:span text:style-name="T3"></text:span><text:span text:style-name="T6">filtered molecule lists need to be analyzed (until now only unfiltered analyzed!)</text:span></text:p>
      <text:p text:style-name="P3"/>
      <text:list xml:id="list199730610" text:continue-numbering="true" text:style-name="WWNum1">
        <text:list-item>
          <text:p text:style-name="P34"><text:span text:style-name="T4">18_08_2014_HelaS_L_TRF2_KD </text:span><text:span text:style-name="T6">(External hard drive C)</text:span></text:p>
        </text:list-item>
      </text:list>
      <text:p text:style-name="P10"><text:span text:style-name="T2">1 slide/condition, for each condition 15 pics</text:span><text:span text:style-name="T3"> </text:span></text:p>
      <text:p text:style-name="P12">conditions: pSuper (mock control), TRF2-sh3 (TRF2 KD) in Hela S and Hela L.</text:p>
      <text:p text:style-name="P12">Here I used the 405 nm laser as additional activation laser!!!! </text:p>
      <text:p text:style-name="P12">Mol lists are not filtered and filtered.</text:p>
      <text:p text:style-name="P12"><text:soft-page-break/></text:p>
      <text:p text:style-name="P10"><text:span text:style-name="T3">This is in part the same transfection experiment as: 13_08_2014_HelaS_L_TRF2_KD </text:span><text:span text:style-name="T3">(here no 405 laser was used in addition). The 18_08_2014 data needs to be compared to pSuper and TRF2-sh3 conditions of the 13_08_2014 data.</text:span></text:p>
      <text:p text:style-name="P12">(question: does 405 nm activation laser change the results?)</text:p>
      <text:p text:style-name="P30">analyze filtered molecule lists</text:p>
      <text:p text:style-name="P5"/>
      <text:list xml:id="list1934608324" text:continue-numbering="true" text:style-name="WWNum1">
        <text:list-item>
          <text:p text:style-name="P25"><text:span text:style-name="T5">24_08_2014_HeLaS_SmchD1_TRF2_doubleKD_FISH </text:span><text:span text:style-name="T3">(given on the 11.09)</text:span></text:p>
        </text:list-item>
      </text:list>
      <text:p text:style-name="P27">1 slide/condition, for each condition 15 pics</text:p>
      <text:p text:style-name="P12">conditions: pSuper (mock control), pLVP041 (sh1-SmchD1), pLVP042 (sh2-SmchD1), TRF2-sh3 (TRF2 KD), TRF2/041 (TRF2 and SmchD1 KD-sh1), TRF2/042 (TRF2 and SmchD1 KD-sh2) in Hela S</text:p>
      <text:p text:style-name="P12"/>
      <text:p text:style-name="P32">Could not copy pSuperPuro_Blast_10 through 15 because filename was too long.</text:p>
      <text:p text:style-name="P8"/>
      <text:list xml:id="list1974325857" text:continue-numbering="true" text:style-name="WWNum1">
        <text:list-item>
          <text:p text:style-name="P34"><text:span text:style-name="T4">27_08_2014_HelaS_SmchD1_Trf2_doubleKD_FISH </text:span><text:span text:style-name="T6">(External hard drive B)</text:span></text:p>
        </text:list-item>
      </text:list>
      <text:p text:style-name="P27">1 slide/condition, for each condition 15 pics</text:p>
      <text:p text:style-name="P12">conditions: pSuper (mock control), pLVP041 (sh1-SmchD1), pLVP042 (sh2-SmchD1), TRF2-sh3 (TRF2 KD), TRF2/041 (TRF2 and SmchD1 KD-sh1), TRF2/042 (TRF2 and SmchD1 KD-sh2) in Hela S</text:p>
      <text:p text:style-name="P5"/>
      <text:list xml:id="list550233707" text:continue-numbering="true" text:style-name="WWNum1">
        <text:list-item>
          <text:p text:style-name="P34"><text:span text:style-name="T4">29_08_2014_Hela_L_TRF1_IF </text:span><text:span text:style-name="T6">(External hard drive C)</text:span></text:p>
        </text:list-item>
      </text:list>
      <text:p text:style-name="P12">2 slides/ condition, 15 pictures/slide = 30 pictures for Hela L in TRF1 IF (immunofluorescence). </text:p>
      <text:p text:style-name="P12">conditions: dilution of TRF1 antibody (488, LG) as 1/1000 and 1/2000; Mol lists are filtered.</text:p>
      <text:p text:style-name="P12">This experiment needs to be compared to the FISH data of Hela L from experiment 12_06_2014_HelaS_L (question: are the telomere sizes and volume comparable between FISH and IF?)</text:p>
      <text:p text:style-name="P5"/>
      <text:p text:style-name="P5"/>
      <text:p text:style-name="P5"/>
      <text:p text:style-name="P20">Final results:</text:p>
      <text:p text:style-name="P5"/>
      <text:list xml:id="list826041307" text:continue-numbering="true" text:style-name="WWNum1">
        <text:list-item>
          <text:p text:style-name="P31">For comparison of telomere FISH and TRF1 IF (immunofluorescence):</text:p>
        </text:list-item>
      </text:list>
      <text:p text:style-name="P12">Compare Hela L data from:</text:p>
      <text:p text:style-name="P12">12_06_2014_HelaS_L_FISH (compare only Hela L)</text:p>
      <text:p text:style-name="P12">with</text:p>
      <text:p text:style-name="P12">29_08_2014_Hela_L_TRF1_IF</text:p>
      <text:p text:style-name="P5"/>
      <text:list xml:id="list1911560056" text:continue-numbering="true" text:style-name="WWNum1">
        <text:list-item>
          <text:p text:style-name="P31">For setting up the method:</text:p>
        </text:list-item>
      </text:list>
      <text:p text:style-name="P12">1.<text:tab/>Does 405 nm activation laser change the results:</text:p>
      <text:p text:style-name="P14">compare Hela S and L data from:</text:p>
      <text:p text:style-name="P14">13_08_2014_HelaS_L_TRF2_KD (only pSuper and TRF2 KD)</text:p>
      <text:p text:style-name="P14">18_08_2014_HelaS_L_TRF2_KD</text:p>
      <text:p text:style-name="P14"/>
      <text:p text:style-name="P12"><text:soft-page-break/>2.<text:tab/>Does acquisition of 30000 frames change the results:</text:p>
      <text:p text:style-name="P14">compare Hela S and L data from:</text:p>
      <text:p text:style-name="P14">11_08_2014_HelaS_L_TRF2_KD (only pSuper and TRF2 KD)</text:p>
      <text:p text:style-name="P13"><text:span text:style-name="T3">11_08_2014_HelaS_L_TRF2_KD_30000_frames </text:span><text:span text:style-name="T8">(couldn't find)</text:span></text:p>
      <text:p text:style-name="P5"/>
      <text:p text:style-name="P5"/>
      <text:list xml:id="list1410529568" text:continue-numbering="true" text:style-name="WWNum1">
        <text:list-item>
          <text:p text:style-name="P31">For SmchD1 KD affect in Hela S and L:</text:p>
        </text:list-item>
      </text:list>
      <text:p text:style-name="P12">pool data from:</text:p>
      <text:p text:style-name="P12">18_06_2014_HelaS_L_KD_SmchD1</text:p>
      <text:p text:style-name="P10"><text:span text:style-name="T3">19_06_2014_HelaS_L_KD_SmchD1 </text:span><text:span text:style-name="T10">(</text:span><text:span text:style-name="T11">couldn't find</text:span><text:span text:style-name="T10">) (found it; must add to processing)</text:span></text:p>
      <text:p text:style-name="P12">30_06_2014_HeLaS and L_SMCHD1_KD</text:p>
      <text:p text:style-name="P12">29_07_2014_HelaS_L_SmchD1_KD</text:p>
      <text:p text:style-name="P12">30_07_2014_HelaS_L_SmchD1_KD</text:p>
      <text:p text:style-name="P12">11_08_2014_HelaS_L_TRF2_KD (only pSuper, pLVP041, pLVP042)</text:p>
      <text:p text:style-name="P12">13_08_2014_HelaS_L_TRF2_KD (only pSuper, pLVP041, pLVP042)</text:p>
      <text:p text:style-name="P2"/>
      <text:list xml:id="list536324452" text:continue-numbering="true" text:style-name="WWNum1">
        <text:list-item>
          <text:p text:style-name="P31">For TRF2 KD affect in Hela S and L:</text:p>
        </text:list-item>
      </text:list>
      <text:p text:style-name="P12">pool data from:</text:p>
      <text:p text:style-name="Standard"><text:span text:style-name="T1"><text:tab/></text:span><text:span text:style-name="T3">11_08_2014_HelaS_L_TRF2_KD (only pSuper and TRF2 KD)</text:span></text:p>
      <text:p text:style-name="P17">13_08_2014_HelaS_L_TRF2_KD (only pSuper and TRF2 KD)</text:p>
      <text:p text:style-name="P17"/>
      <text:p text:style-name="P18">I didn't include HelaS, TRF2 file 1 or file 2 because 1 didn't match its widefield image <text:tab/>and file 2 was missing from the filtered datasets.</text:p>
      <text:p text:style-name="P4"/>
      <text:list xml:id="list415763011" text:continue-numbering="true" text:style-name="WWNum1">
        <text:list-item>
          <text:p text:style-name="P31">For affect of SmchD1 in TRF2 KD in Hela S:</text:p>
        </text:list-item>
      </text:list>
      <text:p text:style-name="P12">pool data from:</text:p>
      <text:p text:style-name="Standard"><text:span text:style-name="T1"><text:tab/></text:span><text:span text:style-name="T7">24_08_2014_HeLaS_SmchD1_TRF2_doubleKD_FISH </text:span><text:span text:style-name="T9">(don't have yet)</text:span></text:p>
      <text:p text:style-name="P7"><text:tab/>27_08_2014_HeLaS_SmchD1_TRF2_doubleKD_FISH</text:p>
      <text:p text:style-name="P7"/>
      <text:p text:style-name="P7"/>
      <text:p text:style-name="P7"/>
      <text:p text:style-name="P21">Future data for next week:</text:p>
      <text:p text:style-name="P7"/>
      <text:p text:style-name="P23">Questions: Does KD of major shelterin components (TRF1, TRF2) affect telomere size/volume?</text:p>
      <text:p text:style-name="P7"/>
      <text:list xml:id="list1296504582" text:continue-numbering="true" text:style-name="WWNum1">
        <text:list-item>
          <text:p text:style-name="P34"><text:span text:style-name="T4">08_09_2014_HelaS_L_TRF1_TRF2_KD_DAPI </text:span><text:span text:style-name="T6">(External hard drive C)</text:span></text:p>
        </text:list-item>
      </text:list>
      <text:p text:style-name="P10"><text:span text:style-name="T2">1 slide/condition, for each condition 8 pics</text:span><text:span text:style-name="T3"> </text:span></text:p>
      <text:p text:style-name="P12">conditions: pSuper (mock control), TRF2-sh3 (TRF2 KD), TRF1-sh1 (TRF1 KD), TRF2/TRF1 (double KD TRF1/2) in Hela S and Hela L.</text:p>
      <text:p text:style-name="P12">For this experiment 2 WF pictures were taken:</text:p>
      <text:list xml:id="list1035655471" text:style-name="WWNum3">
        <text:list-item>
          <text:p text:style-name="P29">telomere Cy5</text:p>
        </text:list-item>
        <text:list-item>
          <text:p text:style-name="P29">nucleus DAPI</text:p>
        </text:list-item>
      </text:list>
      <text:p text:style-name="P24">to make sure that all the signals (telomeres) we get are in the nucleus.</text:p>
      <text:p text:style-name="P24">Would need to be compared to the data from 09_09_2014 (no DAPI staining: questions: does DAPI staining influence the STORM acquisition?</text:p>
      <text:p text:style-name="P5"/>
      <text:list xml:id="list217986578" text:continue-list="list1296504582" text:style-name="WWNum1">
        <text:list-item>
          <text:p text:style-name="P34"><text:soft-page-break/><text:span text:style-name="T4">09_09_2014_HelaS_L_TRF1_TRF2_KD</text:span><text:bookmark-start text:name="_GoBack"/><text:span text:style-name="T3"> (given next week)</text:span><text:bookmark-end text:name="_GoBack"/></text:p>
        </text:list-item>
      </text:list>
      <text:p text:style-name="P10"><text:span text:style-name="T2">1 slide/condition, for each condition 15 pics</text:span><text:span text:style-name="T3"> </text:span></text:p>
      <text:p text:style-name="P12">conditions: pSuper (mock control), TRF2-sh3 (TRF2 KD), TRF1-sh1 (TRF1 KD), TRF2/TRF1 (double KD TRF1/2) in Hela S and Hela L.</text:p>
      <text:p text:style-name="P12">Same transfection experiment as 08_09_2014, but not stained for DAP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roid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ena Pfeiffer</meta:initial-creator>
    <meta:editing-cycles>42</meta:editing-cycles>
    <meta:creation-date>2014-09-09T08:19:00</meta:creation-date>
    <dc:date>2014-09-23T09:33:10</dc:date>
    <meta:editing-duration>PT3H14M8S</meta:editing-duration>
    <meta:generator>LibreOffice/3.5$Linux_X86_64 LibreOffice_project/350m1$Build-2</meta:generator>
    <meta:document-statistic meta:table-count="0" meta:image-count="0" meta:object-count="0" meta:page-count="4" meta:paragraph-count="93" meta:word-count="828" meta:character-count="5736" meta:non-whitespace-character-count="5035"/>
    <meta:user-defined meta:name="AppVersion">14.0000</meta:user-defined>
    <meta:user-defined meta:name="Company">19853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